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ffff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10miliardi</text:p>
          </table:table-cell>
          <table:table-cell office:value-type="float" office:value="263.19" calcext:value-type="float">
            <text:p>263.19</text:p>
          </table:table-cell>
          <table:table-cell table:formula="of:=([.B1]+[.B2]+[.B3])/3" office:value-type="float" office:value="263.533333333333" calcext:value-type="float">
            <text:p>263.533333333333</text:p>
          </table:table-cell>
          <table:table-cell/>
          <table:table-cell office:value-type="float" office:value="263.89" calcext:value-type="float">
            <text:p>263.89</text:p>
          </table:table-cell>
          <table:table-cell table:style-name="ce7" table:formula="of:=([.E1]+[.E2]+[.E3])/3" office:value-type="float" office:value="263.456666666667" calcext:value-type="float">
            <text:p>263.456666666667</text:p>
          </table:table-cell>
          <table:table-cell/>
          <table:table-cell office:value-type="float" office:value="263.6653838" calcext:value-type="float">
            <text:p>263.6653838</text:p>
          </table:table-cell>
          <table:table-cell/>
          <table:table-cell office:value-type="float" office:value="262.96071687" calcext:value-type="float">
            <text:p>262.96071687</text:p>
          </table:table-cell>
        </table:table-row>
        <table:table-row table:style-name="ro2">
          <table:table-cell table:style-name="ce1" office:value-type="string" calcext:value-type="string">
            <text:p>usr</text:p>
          </table:table-cell>
          <table:table-cell office:value-type="float" office:value="263.45" calcext:value-type="float">
            <text:p>263.45</text:p>
          </table:table-cell>
          <table:table-cell table:formula="of:=([.B2]+[.B3]+[.B4])/3" office:value-type="float" office:value="198.006666666667" calcext:value-type="float">
            <text:p>198.006666666667</text:p>
          </table:table-cell>
          <table:table-cell table:style-name="ce1" office:value-type="string" calcext:value-type="string">
            <text:p>usr</text:p>
          </table:table-cell>
          <table:table-cell office:value-type="float" office:value="263.22" calcext:value-type="float">
            <text:p>263.22</text:p>
          </table:table-cell>
          <table:table-cell table:formula="of:=([.E2]+[.E3]+[.E4])/3" office:value-type="float" office:value="263.406666666667" calcext:value-type="float">
            <text:p>263.406666666667</text:p>
          </table:table-cell>
          <table:table-cell table:style-name="ce1" office:value-type="string" calcext:value-type="string">
            <text:p>internal</text:p>
          </table:table-cell>
          <table:table-cell table:style-name="ce5" office:value-type="float" office:value="66.38387938" calcext:value-type="float">
            <text:p>66.38387938</text:p>
          </table:table-cell>
          <table:table-cell table:style-name="ce1" office:value-type="string" calcext:value-type="string">
            <text:p>internal</text:p>
          </table:table-cell>
          <table:table-cell table:style-name="ce9" office:value-type="float" office:value="263.74183379" calcext:value-type="float">
            <text:p>263.74183379</text:p>
          </table:table-cell>
        </table:table-row>
        <table:table-row table:style-name="ro2">
          <table:table-cell table:style-name="ce2" office:value-type="string" calcext:value-type="string">
            <text:p>strong</text:p>
          </table:table-cell>
          <table:table-cell office:value-type="float" office:value="263.96" calcext:value-type="float">
            <text:p>263.96</text:p>
          </table:table-cell>
          <table:table-cell table:formula="of:=([.B3]+[.B4]+[.B5])/3" office:value-type="float" office:value="132.343333333333" calcext:value-type="float">
            <text:p>132.343333333333</text:p>
          </table:table-cell>
          <table:table-cell table:style-name="ce2" office:value-type="string" calcext:value-type="string">
            <text:p>weak</text:p>
          </table:table-cell>
          <table:table-cell office:value-type="float" office:value="263.26" calcext:value-type="float">
            <text:p>263.26</text:p>
          </table:table-cell>
          <table:table-cell table:formula="of:=([.E3]+[.E4]+[.E5])/3" office:value-type="float" office:value="264.1" calcext:value-type="float">
            <text:p>264.1</text:p>
          </table:table-cell>
          <table:table-cell table:style-name="ce2" office:value-type="string" calcext:value-type="string">
            <text:p>strong</text:p>
          </table:table-cell>
          <table:table-cell table:style-name="ce5" office:value-type="float" office:value="33.31589103" calcext:value-type="float">
            <text:p>33.31589103</text:p>
          </table:table-cell>
          <table:table-cell table:style-name="ce2" office:value-type="string" calcext:value-type="string">
            <text:p>weak</text:p>
          </table:table-cell>
          <table:table-cell table:style-name="ce9" office:value-type="float" office:value="264.98594394" calcext:value-type="float">
            <text:p>264.98594394</text:p>
          </table:table-cell>
        </table:table-row>
        <table:table-row table:style-name="ro2">
          <table:table-cell/>
          <table:table-cell office:value-type="float" office:value="66.61" calcext:value-type="float">
            <text:p>66.61</text:p>
          </table:table-cell>
          <table:table-cell table:formula="of:=([.B4]+[.B5]+[.B6])/3" office:value-type="float" office:value="66.59" calcext:value-type="float">
            <text:p>66.59</text:p>
          </table:table-cell>
          <table:table-cell/>
          <table:table-cell office:value-type="float" office:value="263.74" calcext:value-type="float">
            <text:p>263.74</text:p>
          </table:table-cell>
          <table:table-cell table:style-name="ce7" table:formula="of:=([.E4]+[.E5]+[.E6])/3" office:value-type="float" office:value="264.376666666667" calcext:value-type="float">
            <text:p>264.376666666667</text:p>
          </table:table-cell>
          <table:table-cell/>
          <table:table-cell table:style-name="ce5" office:value-type="float" office:value="22.1821822" calcext:value-type="float">
            <text:p>22.1821822</text:p>
          </table:table-cell>
          <table:table-cell/>
          <table:table-cell table:style-name="ce9" office:value-type="float" office:value="269.5232338" calcext:value-type="float">
            <text:p>269.5232338</text:p>
          </table:table-cell>
        </table:table-row>
        <table:table-row table:style-name="ro2">
          <table:table-cell/>
          <table:table-cell office:value-type="float" office:value="66.46" calcext:value-type="float">
            <text:p>66.46</text:p>
          </table:table-cell>
          <table:table-cell table:formula="of:=([.B5]+[.B6]+[.B7])/3" office:value-type="float" office:value="55.7266666666667" calcext:value-type="float">
            <text:p>55.7266666666667</text:p>
          </table:table-cell>
          <table:table-cell/>
          <table:table-cell office:value-type="float" office:value="265.3" calcext:value-type="float">
            <text:p>265.3</text:p>
          </table:table-cell>
          <table:table-cell table:formula="of:=([.E5]+[.E6]+[.E7])/3" office:value-type="float" office:value="264.833333333333" calcext:value-type="float">
            <text:p>264.833333333333</text:p>
          </table:table-cell>
          <table:table-cell/>
          <table:table-cell table:style-name="ce5" office:value-type="float" office:value="16.83784706" calcext:value-type="float">
            <text:p>16.83784706</text:p>
          </table:table-cell>
          <table:table-cell/>
          <table:table-cell table:style-name="ce9" office:value-type="float" office:value="268.34657157" calcext:value-type="float">
            <text:p>268.34657157</text:p>
          </table:table-cell>
        </table:table-row>
        <table:table-row table:style-name="ro2">
          <table:table-cell/>
          <table:table-cell office:value-type="float" office:value="66.7" calcext:value-type="float">
            <text:p>66.7</text:p>
          </table:table-cell>
          <table:table-cell table:formula="of:=([.B6]+[.B7]+[.B8])/3" office:value-type="float" office:value="44.7" calcext:value-type="float">
            <text:p>44.7</text:p>
          </table:table-cell>
          <table:table-cell/>
          <table:table-cell office:value-type="float" office:value="264.09" calcext:value-type="float">
            <text:p>264.09</text:p>
          </table:table-cell>
          <table:table-cell table:formula="of:=([.E6]+[.E7]+[.E8])/3" office:value-type="float" office:value="265.81" calcext:value-type="float">
            <text:p>265.81</text:p>
          </table:table-cell>
          <table:table-cell/>
          <table:table-cell table:style-name="ce5" office:value-type="float" office:value="13.71514495" calcext:value-type="float">
            <text:p>13.71514495</text:p>
          </table:table-cell>
          <table:table-cell/>
          <table:table-cell table:style-name="ce9" office:value-type="float" office:value="275.0922167" calcext:value-type="float">
            <text:p>275.0922167</text:p>
          </table:table-cell>
        </table:table-row>
        <table:table-row table:style-name="ro2">
          <table:table-cell/>
          <table:table-cell office:value-type="float" office:value="34.02" calcext:value-type="float">
            <text:p>34.02</text:p>
          </table:table-cell>
          <table:table-cell table:formula="of:=([.B7]+[.B8]+[.B9])/3" office:value-type="float" office:value="33.69" calcext:value-type="float">
            <text:p>33.69</text:p>
          </table:table-cell>
          <table:table-cell/>
          <table:table-cell office:value-type="float" office:value="265.11" calcext:value-type="float">
            <text:p>265.11</text:p>
          </table:table-cell>
          <table:table-cell table:style-name="ce7" table:formula="of:=([.E7]+[.E8]+[.E9])/3" office:value-type="float" office:value="266.236666666667" calcext:value-type="float">
            <text:p>266.236666666667</text:p>
          </table:table-cell>
          <table:table-cell/>
          <table:table-cell table:style-name="ce5" office:value-type="float" office:value="12.06548924" calcext:value-type="float">
            <text:p>12.06548924</text:p>
          </table:table-cell>
          <table:table-cell/>
          <table:table-cell table:style-name="ce9" office:value-type="float" office:value="277.81126514" calcext:value-type="float">
            <text:p>277.81126514</text:p>
          </table:table-cell>
        </table:table-row>
        <table:table-row table:style-name="ro2">
          <table:table-cell/>
          <table:table-cell office:value-type="float" office:value="33.38" calcext:value-type="float">
            <text:p>33.38</text:p>
          </table:table-cell>
          <table:table-cell table:formula="of:=([.B8]+[.B9]+[.B10])/3" office:value-type="float" office:value="30.45" calcext:value-type="float">
            <text:p>30.45</text:p>
          </table:table-cell>
          <table:table-cell/>
          <table:table-cell office:value-type="float" office:value="268.23" calcext:value-type="float">
            <text:p>268.23</text:p>
          </table:table-cell>
          <table:table-cell table:formula="of:=([.E8]+[.E9]+[.E10])/3" office:value-type="float" office:value="266.446666666667" calcext:value-type="float">
            <text:p>266.446666666667</text:p>
          </table:table-cell>
          <table:table-cell/>
          <table:table-cell table:style-name="ce5" office:value-type="float" office:value="10.68001826" calcext:value-type="float">
            <text:p>10.68001826</text:p>
          </table:table-cell>
          <table:table-cell/>
          <table:table-cell table:style-name="ce9" office:value-type="float" office:value="303.12237916" calcext:value-type="float">
            <text:p>303.12237916</text:p>
          </table:table-cell>
        </table:table-row>
        <table:table-row table:style-name="ro2">
          <table:table-cell/>
          <table:table-cell office:value-type="float" office:value="33.67" calcext:value-type="float">
            <text:p>33.67</text:p>
          </table:table-cell>
          <table:table-cell table:formula="of:=([.B9]+[.B10]+[.B11])/3" office:value-type="float" office:value="26.83" calcext:value-type="float">
            <text:p>26.83</text:p>
          </table:table-cell>
          <table:table-cell/>
          <table:table-cell office:value-type="float" office:value="265.37" calcext:value-type="float">
            <text:p>265.37</text:p>
          </table:table-cell>
          <table:table-cell table:formula="of:=([.E9]+[.E10]+[.E11])/3" office:value-type="float" office:value="265.793333333333" calcext:value-type="float">
            <text:p>265.793333333333</text:p>
          </table:table-cell>
          <table:table-cell/>
          <table:table-cell table:style-name="ce5" office:value-type="float" office:value="9.63965386" calcext:value-type="float">
            <text:p>9.639653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3" calcext:value-type="float">
            <text:p>24.3</text:p>
          </table:table-cell>
          <table:table-cell table:formula="of:=([.B10]+[.B11]+[.B12])/3" office:value-type="float" office:value="23.1366666666667" calcext:value-type="float">
            <text:p>23.1366666666667</text:p>
          </table:table-cell>
          <table:table-cell/>
          <table:table-cell office:value-type="float" office:value="265.74" calcext:value-type="float">
            <text:p>265.74</text:p>
          </table:table-cell>
          <table:table-cell table:style-name="ce7" table:formula="of:=([.E10]+[.E11]+[.E12])/3" office:value-type="float" office:value="267.323333333333" calcext:value-type="float">
            <text:p>267.323333333333</text:p>
          </table:table-cell>
          <table:table-cell/>
          <table:table-cell table:style-name="ce5" office:value-type="float" office:value="9.56472191" calcext:value-type="float">
            <text:p>9.564721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52" calcext:value-type="float">
            <text:p>22.52</text:p>
          </table:table-cell>
          <table:table-cell table:formula="of:=([.B11]+[.B12]+[.B13])/3" office:value-type="float" office:value="20.8866666666667" calcext:value-type="float">
            <text:p>20.8866666666667</text:p>
          </table:table-cell>
          <table:table-cell/>
          <table:table-cell office:value-type="float" office:value="266.27" calcext:value-type="float">
            <text:p>266.27</text:p>
          </table:table-cell>
          <table:table-cell table:formula="of:=([.E11]+[.E12]+[.E13])/3" office:value-type="float" office:value="276.443333333333" calcext:value-type="float">
            <text:p>276.443333333333</text:p>
          </table:table-cell>
          <table:table-cell/>
          <table:table-cell table:style-name="ce5" office:value-type="float" office:value="7.82855884" calcext:value-type="float">
            <text:p>7.828558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59" calcext:value-type="float">
            <text:p>22.59</text:p>
          </table:table-cell>
          <table:table-cell table:formula="of:=([.B12]+[.B13]+[.B14])/3" office:value-type="float" office:value="19.1266666666667" calcext:value-type="float">
            <text:p>19.1266666666667</text:p>
          </table:table-cell>
          <table:table-cell/>
          <table:table-cell office:value-type="float" office:value="269.96" calcext:value-type="float">
            <text:p>269.96</text:p>
          </table:table-cell>
          <table:table-cell table:formula="of:=([.E12]+[.E13]+[.E14])/3" office:value-type="float" office:value="277.446666666667" calcext:value-type="float">
            <text:p>277.446666666667</text:p>
          </table:table-cell>
          <table:table-cell/>
          <table:table-cell table:style-name="ce5" office:value-type="float" office:value="7.27653838" calcext:value-type="float">
            <text:p>7.276538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55" calcext:value-type="float">
            <text:p>17.55</text:p>
          </table:table-cell>
          <table:table-cell table:formula="of:=([.B13]+[.B14]+[.B15])/3" office:value-type="float" office:value="17.36" calcext:value-type="float">
            <text:p>17.36</text:p>
          </table:table-cell>
          <table:table-cell/>
          <table:table-cell office:value-type="float" office:value="293.1" calcext:value-type="float">
            <text:p>293.1</text:p>
          </table:table-cell>
          <table:table-cell table:style-name="ce7" table:formula="of:=([.E13]+[.E14]+[.E15])/3" office:value-type="float" office:value="277.07" calcext:value-type="float">
            <text:p>277.07</text:p>
          </table:table-cell>
          <table:table-cell/>
          <table:table-cell table:style-name="ce5" office:value-type="float" office:value="6.71789552" calcext:value-type="float">
            <text:p>6.71789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24" calcext:value-type="float">
            <text:p>17.24</text:p>
          </table:table-cell>
          <table:table-cell table:formula="of:=([.B14]+[.B15]+[.B16])/3" office:value-type="float" office:value="16.2066666666667" calcext:value-type="float">
            <text:p>16.2066666666667</text:p>
          </table:table-cell>
          <table:table-cell/>
          <table:table-cell office:value-type="float" office:value="269.28" calcext:value-type="float">
            <text:p>269.28</text:p>
          </table:table-cell>
          <table:table-cell table:formula="of:=([.E14]+[.E15]+[.E16])/3" office:value-type="float" office:value="270.14" calcext:value-type="float">
            <text:p>270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29" calcext:value-type="float">
            <text:p>17.29</text:p>
          </table:table-cell>
          <table:table-cell table:formula="of:=([.B15]+[.B16]+[.B17])/3" office:value-type="float" office:value="15.32" calcext:value-type="float">
            <text:p>15.32</text:p>
          </table:table-cell>
          <table:table-cell/>
          <table:table-cell office:value-type="float" office:value="268.83" calcext:value-type="float">
            <text:p>268.83</text:p>
          </table:table-cell>
          <table:table-cell table:formula="of:=([.E15]+[.E16]+[.E17])/3" office:value-type="float" office:value="271.583333333333" calcext:value-type="float">
            <text:p>271.58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09" calcext:value-type="float">
            <text:p>14.09</text:p>
          </table:table-cell>
          <table:table-cell table:formula="of:=([.B16]+[.B17]+[.B18])/3" office:value-type="float" office:value="14.2966666666667" calcext:value-type="float">
            <text:p>14.2966666666667</text:p>
          </table:table-cell>
          <table:table-cell/>
          <table:table-cell office:value-type="float" office:value="272.31" calcext:value-type="float">
            <text:p>272.31</text:p>
          </table:table-cell>
          <table:table-cell table:style-name="ce7" table:formula="of:=([.E16]+[.E17]+[.E18])/3" office:value-type="float" office:value="273.853333333333" calcext:value-type="float">
            <text:p>273.85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58" calcext:value-type="float">
            <text:p>14.58</text:p>
          </table:table-cell>
          <table:table-cell table:formula="of:=([.B17]+[.B18]+[.B19])/3" office:value-type="float" office:value="13.6033333333333" calcext:value-type="float">
            <text:p>13.6033333333333</text:p>
          </table:table-cell>
          <table:table-cell/>
          <table:table-cell office:value-type="float" office:value="273.61" calcext:value-type="float">
            <text:p>273.61</text:p>
          </table:table-cell>
          <table:table-cell table:formula="of:=([.E17]+[.E18]+[.E19])/3" office:value-type="float" office:value="275.96" calcext:value-type="float">
            <text:p>275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22" calcext:value-type="float">
            <text:p>14.22</text:p>
          </table:table-cell>
          <table:table-cell table:formula="of:=([.B18]+[.B19]+[.B20])/3" office:value-type="float" office:value="12.7966666666667" calcext:value-type="float">
            <text:p>12.7966666666667</text:p>
          </table:table-cell>
          <table:table-cell/>
          <table:table-cell office:value-type="float" office:value="275.64" calcext:value-type="float">
            <text:p>275.64</text:p>
          </table:table-cell>
          <table:table-cell table:formula="of:=([.E18]+[.E19]+[.E20])/3" office:value-type="float" office:value="276.646666666667" calcext:value-type="float">
            <text:p>276.64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01" calcext:value-type="float">
            <text:p>12.01</text:p>
          </table:table-cell>
          <table:table-cell table:formula="of:=([.B19]+[.B20]+[.B21])/3" office:value-type="float" office:value="12.2733333333333" calcext:value-type="float">
            <text:p>12.2733333333333</text:p>
          </table:table-cell>
          <table:table-cell/>
          <table:table-cell office:value-type="float" office:value="278.63" calcext:value-type="float">
            <text:p>278.63</text:p>
          </table:table-cell>
          <table:table-cell table:style-name="ce7" table:formula="of:=([.E19]+[.E20]+[.E21])/3" office:value-type="float" office:value="277.573333333333" calcext:value-type="float">
            <text:p>277.57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6" calcext:value-type="float">
            <text:p>12.16</text:p>
          </table:table-cell>
          <table:table-cell table:formula="of:=([.B20]+[.B21]+[.B22])/3" office:value-type="float" office:value="12.0533333333333" calcext:value-type="float">
            <text:p>12.0533333333333</text:p>
          </table:table-cell>
          <table:table-cell/>
          <table:table-cell office:value-type="float" office:value="275.67" calcext:value-type="float">
            <text:p>275.67</text:p>
          </table:table-cell>
          <table:table-cell table:formula="of:=([.E20]+[.E21]+[.E22])/3" office:value-type="float" office:value="284.15" calcext:value-type="float">
            <text:p>284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table:formula="of:=([.B21]+[.B22]+[.B23])/3" office:value-type="float" office:value="11.7766666666667" calcext:value-type="float">
            <text:p>11.7766666666667</text:p>
          </table:table-cell>
          <table:table-cell/>
          <table:table-cell office:value-type="float" office:value="278.42" calcext:value-type="float">
            <text:p>278.42</text:p>
          </table:table-cell>
          <table:table-cell table:formula="of:=([.E21]+[.E22]+[.E23])/3" office:value-type="float" office:value="292.18" calcext:value-type="float">
            <text:p>292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 table:formula="of:=([.B22]+[.B23]+[.B24])/3" office:value-type="float" office:value="11.3433333333333" calcext:value-type="float">
            <text:p>11.3433333333333</text:p>
          </table:table-cell>
          <table:table-cell/>
          <table:table-cell office:value-type="float" office:value="298.36" calcext:value-type="float">
            <text:p>298.36</text:p>
          </table:table-cell>
          <table:table-cell table:style-name="ce7" table:formula="of:=([.E22]+[.E23]+[.E24])/3" office:value-type="float" office:value="300.646666666667" calcext:value-type="float">
            <text:p>300.64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3" calcext:value-type="float">
            <text:p>11.33</text:p>
          </table:table-cell>
          <table:table-cell table:formula="of:=([.B23]+[.B24]+[.B25])/3" office:value-type="float" office:value="11.02" calcext:value-type="float">
            <text:p>11.02</text:p>
          </table:table-cell>
          <table:table-cell/>
          <table:table-cell office:value-type="float" office:value="299.76" calcext:value-type="float">
            <text:p>299.76</text:p>
          </table:table-cell>
          <table:table-cell table:formula="of:=([.E23]+[.E24]+[.E25])/3" office:value-type="float" office:value="302.993333333333" calcext:value-type="float">
            <text:p>302.99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 table:formula="of:=([.B24]+[.B25]+[.B26])/3" office:value-type="float" office:value="10.7166666666667" calcext:value-type="float">
            <text:p>10.7166666666667</text:p>
          </table:table-cell>
          <table:table-cell/>
          <table:table-cell table:style-name="ce6" office:value-type="float" office:value="303.82" calcext:value-type="float">
            <text:p>303.82</text:p>
          </table:table-cell>
          <table:table-cell table:formula="of:=([.E24]+[.E25]+[.E26])/3" office:value-type="float" office:value="306.136666666667" calcext:value-type="float">
            <text:p>306.13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8" calcext:value-type="float">
            <text:p>10.38</text:p>
          </table:table-cell>
          <table:table-cell table:formula="of:=([.B25]+[.B26]+[.B27])/3" office:value-type="float" office:value="10.3966666666667" calcext:value-type="float">
            <text:p>10.3966666666667</text:p>
          </table:table-cell>
          <table:table-cell/>
          <table:table-cell office:value-type="float" office:value="305.4" calcext:value-type="float">
            <text:p>305.4</text:p>
          </table:table-cell>
          <table:table-cell table:style-name="ce7" table:formula="of:=([.E25]+[.E26]+[.E27])/3" office:value-type="float" office:value="204.863333333333" calcext:value-type="float">
            <text:p>204.86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42" calcext:value-type="float">
            <text:p>10.42</text:p>
          </table:table-cell>
          <table:table-cell table:formula="of:=([.B26]+[.B27]+[.B28])/3" office:value-type="float" office:value="10.0866666666667" calcext:value-type="float">
            <text:p>10.0866666666667</text:p>
          </table:table-cell>
          <table:table-cell/>
          <table:table-cell office:value-type="float" office:value="309.19" calcext:value-type="float">
            <text:p>309.19</text:p>
          </table:table-cell>
          <table:table-cell table:formula="of:=([.E26]+[.E27]+[.E28])/3" office:value-type="float" office:value="103.063333333333" calcext:value-type="float">
            <text:p>103.06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9" calcext:value-type="float">
            <text:p>10.39</text:p>
          </table:table-cell>
          <table:table-cell table:formula="of:=([.B27]+[.B28]+[.B29])/3" office:value-type="float" office:value="10.07" calcext:value-type="float">
            <text:p>10.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table:formula="of:=([.B28]+[.B29]+[.B30])/3" office:value-type="float" office:value="9.81333333333333" calcext:value-type="float">
            <text:p>9.81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37" calcext:value-type="float">
            <text:p>10.37</text:p>
          </table:table-cell>
          <table:table-cell table:formula="of:=([.B29]+[.B30]+[.B31])/3" office:value-type="float" office:value="9.75666666666667" calcext:value-type="float">
            <text:p>9.75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62" calcext:value-type="float">
            <text:p>9.62</text:p>
          </table:table-cell>
          <table:table-cell table:formula="of:=([.B30]+[.B31]+[.B32])/3" office:value-type="float" office:value="9.25333333333333" calcext:value-type="float">
            <text:p>9.25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28" calcext:value-type="float">
            <text:p>9.28</text:p>
          </table:table-cell>
          <table:table-cell table:formula="of:=([.B31]+[.B32]+[.B33])/3" office:value-type="float" office:value="8.97" calcext:value-type="float">
            <text:p>8.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86" calcext:value-type="float">
            <text:p>8.86</text:p>
          </table:table-cell>
          <table:table-cell table:formula="of:=([.B32]+[.B33]+[.B34])/3"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77" calcext:value-type="float">
            <text:p>8.77</text:p>
          </table:table-cell>
          <table:table-cell table:formula="of:=([.B33]+[.B34]+[.B35])/3" office:value-type="float" office:value="8.52" calcext:value-type="float">
            <text:p>8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47" calcext:value-type="float">
            <text:p>8.47</text:p>
          </table:table-cell>
          <table:table-cell table:formula="of:=([.B34]+[.B35]+[.B36])/3" office:value-type="float" office:value="8.39333333333333" calcext:value-type="float">
            <text:p>8.39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table:formula="of:=([.B35]+[.B36]+[.B37])/3" office:value-type="float" office:value="8.30333333333333" calcext:value-type="float">
            <text:p>8.30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39" calcext:value-type="float">
            <text:p>8.39</text:p>
          </table:table-cell>
          <table:table-cell table:formula="of:=([.B36]+[.B37]+[.B38])/3" office:value-type="float" office:value="8.15666666666667" calcext:value-type="float">
            <text:p>8.15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([.B37]+[.B38]+[.B39])/3" office:value-type="float" office:value="7.99333333333333" calcext:value-type="float">
            <text:p>7.99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 table:formula="of:=([.B38]+[.B39]+[.B40])/3" office:value-type="float" office:value="5.26" calcext:value-type="float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([.B39]+[.B40]+[.B41])/3" office:value-type="float" office:value="2.63333333333333" calcext:value-type="float">
            <text:p>2.633333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1:00:54.493348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26:11.544521945</meta:creation-date>
    <dc:date>2020-11-15T22:48:09.432657287</dc:date>
    <meta:editing-duration>PT4H17M22S</meta:editing-duration>
    <meta:editing-cycles>8</meta:editing-cycles>
    <meta:generator>LibreOffice/6.4.6.2$Linux_X86_64 LibreOffice_project/40$Build-2</meta:generator>
    <meta:document-statistic meta:table-count="1" meta:cell-count="160" meta:object-count="0"/>
  </office:meta>
</office:document-meta>
</file>